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ontserrat" svg:font-family="Montserrat" style:font-family-generic="roman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5.177in" text:min-label-width="0.25in" text:list-level-position-and-space-mode="label-alignment">
          <style:list-level-label-alignment text:label-followed-by="listtab" fo:margin-left="5.427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5.677in" text:min-label-width="0.25in" text:list-level-position-and-space-mode="label-alignment">
          <style:list-level-label-alignment text:label-followed-by="listtab" fo:margin-left="5.92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6.177in" text:min-label-width="0.25in" text:list-level-position-and-space-mode="label-alignment">
          <style:list-level-label-alignment text:label-followed-by="listtab" fo:margin-left="6.42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6.677in" text:min-label-width="0.25in" text:list-level-position-and-space-mode="label-alignment">
          <style:list-level-label-alignment text:label-followed-by="listtab" fo:margin-left="6.92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7.177in" text:min-label-width="0.25in" text:list-level-position-and-space-mode="label-alignment">
          <style:list-level-label-alignment text:label-followed-by="listtab" fo:margin-left="7.42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7.677in" text:min-label-width="0.25in" text:list-level-position-and-space-mode="label-alignment">
          <style:list-level-label-alignment text:label-followed-by="listtab" fo:margin-left="7.92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8.177in" text:min-label-width="0.25in" text:list-level-position-and-space-mode="label-alignment">
          <style:list-level-label-alignment text:label-followed-by="listtab" fo:margin-left="8.42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8.677in" text:min-label-width="0.25in" text:list-level-position-and-space-mode="label-alignment">
          <style:list-level-label-alignment text:label-followed-by="listtab" fo:margin-left="8.92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9.177in" text:min-label-width="0.25in" text:list-level-position-and-space-mode="label-alignment">
          <style:list-level-label-alignment text:label-followed-by="listtab" fo:margin-left="9.42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/>
    </style:style>
    <style:style style:name="T3" style:parent-style-name="Policepardéfaut" style:family="text">
      <style:text-properties fo:font-style="italic" style:font-style-asian="italic" style:font-style-complex="italic" fo:text-transform="uppercase" fo:color="#F79646" fo:font-size="16pt" style:font-size-asian="16pt" style:font-size-complex="12pt"/>
    </style:style>
    <style:style style:name="T4" style:parent-style-name="Policepardéfaut" style:family="text">
      <style:text-properties fo:font-style="italic" style:font-style-asian="italic" style:font-style-complex="italic" fo:color="#F79646" fo:font-size="16pt" style:font-size-asian="16pt" style:font-size-complex="12pt"/>
    </style:style>
    <style:style style:name="T5" style:parent-style-name="Policepardéfaut" style:family="text">
      <style:text-properties fo:font-style="italic" style:font-style-asian="italic" style:font-style-complex="italic" fo:color="#FFFFFF" fo:font-size="16pt" style:font-size-asian="16pt" style:font-size-complex="12pt"/>
    </style:style>
    <style:style style:name="T6" style:parent-style-name="Policepardéfaut" style:family="text">
      <style:text-properties fo:font-style="italic" style:font-style-asian="italic" style:font-style-complex="italic" fo:color="#FFFFFF" fo:font-size="16pt" style:font-size-asian="16pt" style:font-size-complex="12pt"/>
    </style:style>
    <style:style style:name="T7" style:parent-style-name="Policepardéfaut" style:family="text">
      <style:text-properties fo:font-style="italic" style:font-style-asian="italic" style:font-style-complex="italic" fo:text-transform="uppercase" fo:color="#FFFFFF" fo:font-size="16pt" style:font-size-asian="16pt" style:font-size-complex="12pt"/>
    </style:style>
    <style:style style:name="T8" style:parent-style-name="Policepardéfaut" style:family="text">
      <style:text-properties fo:font-style="italic" style:font-style-asian="italic" style:font-style-complex="italic" fo:color="#FFFFFF" fo:font-size="16pt" style:font-size-asian="16pt" style:font-size-complex="12pt"/>
    </style:style>
    <style:style style:name="T9" style:parent-style-name="Policepardéfaut" style:family="text">
      <style:text-properties fo:font-style="italic" style:font-style-asian="italic" style:font-style-complex="italic" fo:color="#FFFFFF" fo:font-size="16pt" style:font-size-asian="16pt" style:font-size-complex="12pt"/>
    </style:style>
    <style:style style:name="T10" style:parent-style-name="Policepardéfaut" style:family="text">
      <style:text-properties fo:font-style="italic" style:font-style-asian="italic" style:font-style-complex="italic" fo:text-transform="uppercase" fo:color="#FFFFFF" fo:font-size="16pt" style:font-size-asian="16pt" style:font-size-complex="12pt"/>
    </style:style>
    <style:style style:name="T11" style:parent-style-name="Policepardéfaut" style:family="text">
      <style:text-properties fo:font-style="italic" style:font-style-asian="italic" style:font-style-complex="italic" fo:text-transform="uppercase" fo:color="#FFFFFF" fo:font-size="16pt" style:font-size-asian="16pt" style:font-size-complex="12pt"/>
    </style:style>
    <style:style style:name="T12" style:parent-style-name="Policepardéfaut" style:family="text">
      <style:text-properties fo:font-style="italic" style:font-style-asian="italic" style:font-style-complex="italic" fo:color="#1F497D" fo:font-size="16pt" style:font-size-asian="16pt" style:font-size-complex="12pt"/>
    </style:style>
    <style:style style:name="T13" style:parent-style-name="Policepardéfaut" style:family="text">
      <style:text-properties fo:font-style="italic" style:font-style-asian="italic" style:font-style-complex="italic" fo:color="#FFFFFF" fo:font-size="16pt" style:font-size-asian="16pt" style:font-size-complex="12pt"/>
    </style:style>
    <style:style style:name="T14" style:parent-style-name="Policepardéfaut" style:family="text">
      <style:text-properties fo:font-style="italic" style:font-style-asian="italic" style:font-style-complex="italic" fo:color="#8064A2" fo:font-size="16pt" style:font-size-asian="16pt" style:font-size-complex="12pt"/>
    </style:style>
    <style:style style:name="T15" style:parent-style-name="Policepardéfaut" style:family="text">
      <style:text-properties fo:font-style="italic" style:font-style-asian="italic" style:font-style-complex="italic" fo:color="#FFFFFF" fo:font-size="16pt" style:font-size-asian="16pt" style:font-size-complex="12pt"/>
    </style:style>
    <style:style style:name="T16" style:parent-style-name="Policepardéfaut" style:family="text">
      <style:text-properties style:font-name="Montserrat" fo:font-style="italic" style:font-style-asian="italic" style:font-style-complex="italic" fo:color="#F79646" fo:font-size="12pt" style:font-size-asian="12pt" style:font-size-complex="12pt" fo:background-color="#FFFFFF"/>
    </style:style>
    <style:style style:name="T17" style:parent-style-name="Policepardéfaut" style:family="text">
      <style:text-properties style:font-name="Montserrat" fo:font-style="italic" style:font-style-asian="italic" style:font-style-complex="italic" fo:color="#F79646" fo:font-size="12pt" style:font-size-asian="12pt" style:font-size-complex="12pt" fo:background-color="#FFFFFF"/>
    </style:style>
    <style:style style:name="T18" style:parent-style-name="Policepardéfaut" style:family="text">
      <style:text-properties style:font-name="Montserrat" fo:font-style="italic" style:font-style-asian="italic" style:font-style-complex="italic" fo:color="#F79646" fo:font-size="12pt" style:font-size-asian="12pt" style:font-size-complex="12pt" fo:background-color="#FFFFFF"/>
    </style:style>
    <style:style style:name="T19" style:parent-style-name="Policepardéfaut" style:family="text">
      <style:text-properties style:font-name="Montserrat" fo:font-style="italic" style:font-style-asian="italic" style:font-style-complex="italic" fo:color="#F79646" fo:font-size="12pt" style:font-size-asian="12pt" style:font-size-complex="12pt" fo:background-color="#FFFFFF"/>
    </style:style>
    <style:style style:name="T20" style:parent-style-name="Policepardéfaut" style:family="text">
      <style:text-properties fo:color="#00B050" fo:font-size="14pt" style:font-size-asian="14pt" style:font-size-complex="14pt"/>
    </style:style>
    <style:style style:name="P21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25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26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27" style:parent-style-name="Normal" style:family="paragraph">
      <style:paragraph-properties fo:text-align="center"/>
    </style:style>
    <style:style style:name="P28" style:parent-style-name="Paragraphedeliste" style:family="paragraph">
      <style:paragraph-properties fo:margin-left="5.427in">
        <style:tab-stops>
          <style:tab-stop style:type="left" style:position="-0.3958in"/>
        </style:tab-stops>
      </style:paragraph-properties>
    </style:style>
    <style:style style:name="P29" style:parent-style-name="Paragraphedeliste" style:family="paragraph">
      <style:paragraph-properties fo:margin-left="5.427in">
        <style:tab-stops>
          <style:tab-stop style:type="left" style:position="-0.3958in"/>
        </style:tab-stops>
      </style:paragraph-properties>
    </style:style>
    <style:style style:name="P30" style:parent-style-name="Paragraphedeliste" style:list-style-name="LFO1" style:family="paragraph">
      <style:paragraph-properties>
        <style:tab-stops>
          <style:tab-stop style:type="left" style:position="-0.3958in"/>
        </style:tab-stops>
      </style:paragraph-properties>
    </style:style>
    <style:style style:name="P31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32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33" style:parent-style-name="Normal" style:family="paragraph">
      <style:paragraph-properties fo:margin-bottom="0in" fo:line-height="100%" fo:background-color="#FFFFFF"/>
    </style:style>
    <style:style style:name="T34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fo:color="#4BACC6" fo:font-size="14pt" style:font-size-asian="14pt" style:font-size-complex="14pt" style:language-asian="fr" style:country-asian="FR"/>
    </style:style>
    <style:style style:name="T35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fo:color="#FF0000" fo:font-size="14pt" style:font-size-asian="14pt" style:font-size-complex="14pt" style:language-asian="fr" style:country-asian="FR"/>
    </style:style>
    <style:style style:name="T36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fo:color="#FF0000" fo:font-size="14pt" style:font-size-asian="14pt" style:font-size-complex="14pt" style:language-asian="fr" style:country-asian="FR"/>
    </style:style>
    <style:style style:name="T37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fo:color="#FF0000" fo:font-size="14pt" style:font-size-asian="14pt" style:font-size-complex="14pt" style:language-asian="fr" style:country-asian="FR"/>
    </style:style>
    <style:style style:name="T38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fo:color="#FF0000" fo:font-size="14pt" style:font-size-asian="14pt" style:font-size-complex="14pt" style:language-asian="fr" style:country-asian="FR"/>
    </style:style>
    <style:style style:name="P39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40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41" style:parent-style-name="Normal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4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4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45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46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47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48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49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5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51" style:parent-style-name="Policepardéfaut" style:family="text">
      <style:text-properties fo:font-size="14pt" style:font-size-asian="14pt" style:font-size-complex="14pt"/>
    </style:style>
    <style:style style:name="T52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53" style:parent-style-name="Policepardéfaut" style:family="text">
      <style:text-properties fo:font-size="14pt" style:font-size-asian="14pt" style:font-size-complex="14pt"/>
    </style:style>
    <style:style style:name="P54" style:parent-style-name="Normal" style:family="paragraph">
      <style:text-properties fo:font-size="14pt" style:font-size-asian="14pt" style:font-size-complex="14pt"/>
    </style:style>
    <style:style style:name="P55" style:parent-style-name="Normal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8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59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60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61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62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63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64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65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name="P66" style:parent-style-name="Normal" style:family="paragraph">
      <style:paragraph-properties>
        <style:tab-stops>
          <style:tab-stop style:type="left" style:position="5.0312in"/>
        </style:tab-stops>
      </style:paragraph-properties>
    </style:style>
    <style:style style:family="graphic" style:name="a37">
      <style:graphic-properties style:wrap="run-through" style:run-through="foreground" draw:fill="none" draw:stroke="solid" svg:stroke-width="0.01042in" svg:stroke-color="#4a7ebb" svg:stroke-opacity="100%" svg:stroke-linecap="butt" style:horizontal-rel="paragraph" style:vertical-rel="paragraph" style:horizontal-pos="from-left" style:vertical-pos="from-top"/>
    </style:style>
    <style:style style:family="graphic" style:name="a3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>
      <style:graphic-properties style:wrap="run-through" style:run-through="foreground" draw:fill="none" draw:stroke="solid" svg:stroke-width="0.01042in" svg:stroke-color="#4a7ebb" svg:stroke-opacity="100%" svg:stroke-linecap="butt" style:horizontal-rel="paragraph" style:vertical-rel="paragraph" style:horizontal-pos="from-left" style:vertical-pos="from-top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none" draw:stroke="solid" svg:stroke-width="0.01042in" svg:stroke-color="#4a7ebb" svg:stroke-opacity="100%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1042in" svg:stroke-color="#4a7ebb" svg:stroke-opacity="100%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1042in" svg:stroke-color="#4a7ebb" svg:stroke-opacity="100%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1042in" svg:stroke-color="#4a7ebb" svg:stroke-opacity="100%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1042in" svg:stroke-color="#4a7ebb" draw:marker-end="a25" svg:stroke-opacity="100%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1042in" svg:stroke-color="#4a7ebb" svg:stroke-opacity="100%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1042in" svg:stroke-color="#4a7ebb" svg:stroke-opacity="100%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042in" svg:stroke-color="#4a7ebb" svg:stroke-opacity="100%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042in" svg:stroke-color="#4a7ebb" draw:marker-end="a11" svg:stroke-opacity="100%" svg:stroke-linecap="butt" style:horizontal-rel="paragraph" style:vertical-rel="paragraph" style:horizontal-pos="from-left" style:vertical-pos="from-top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none" draw:stroke="solid" svg:stroke-width="0.01042in" svg:stroke-color="#4a7ebb" svg:stroke-opacity="100%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1042in" svg:stroke-color="#4a7ebb" draw:marker-end="a15" svg:stroke-opacity="100%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1042in" svg:stroke-color="#4a7ebb" draw:marker-end="a17" svg:stroke-opacity="100%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solid" draw:fill-color="#4f81bd" draw:opacity="100%" draw:stroke="solid" svg:stroke-width="0.02778in" svg:stroke-color="#385d8a" svg:stroke-opacity="100%" svg:stroke-linecap="butt" style:horizontal-rel="paragraph" style:vertical-rel="paragraph" style:horizontal-pos="from-left" style:vertical-pos="from-top"/>
    </style:style>
    <style:style style:family="graphic" style:name="a0">
      <style:graphic-properties fo:wrap-option="wrap" fo:padding-top="0.2in" fo:padding-bottom="0.2in" fo:padding-left="0.2in" fo:padding-right="0.2in" draw:textarea-vertical-align="middle" draw:textarea-horizontal-align="left" style:wrap="parallel" style:wrap-contour="false" draw:fill="solid" draw:fill-color="#1f497d" draw:opacity="100%" draw:stroke="solid" svg:stroke-width="0.08333in" svg:stroke-color="#1f497d" svg:stroke-opacity="100%" draw:stroke-linejoin="miter" style:horizontal-rel="paragraph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style:wrap="run-through" style:run-through="foreground" draw:fill="none" draw:stroke="solid" svg:stroke-width="0.01042in" svg:stroke-color="#4a7ebb" svg:stroke-opacity="100%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042in" svg:stroke-color="#4a7ebb" draw:marker-end="a3" svg:stroke-opacity="100%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4f81bd" draw:opacity="100%" draw:stroke="solid" svg:stroke-width="0.02778in" svg:stroke-color="#385d8a" svg:stroke-opacity="100%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042in" svg:stroke-color="#4a7ebb" svg:stroke-opacity="100%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042in" svg:stroke-color="#4a7ebb" svg:stroke-opacity="100%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042in" svg:stroke-color="#4a7ebb" svg:stroke-opacity="100%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042in" svg:stroke-color="#4a7ebb" svg:stroke-opacity="100%" svg:stroke-linecap="butt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none" draw:stroke="solid" svg:stroke-width="0.01042in" svg:stroke-color="#4a7ebb" draw:marker-end="a29" svg:stroke-opacity="100%" svg:stroke-linecap="butt" style:horizontal-rel="paragraph" style:vertical-rel="paragraph" style:horizontal-pos="from-left" style:vertical-pos="from-top"/>
    </style:style>
    <style:style style:family="graphic" style:name="a3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>
      <style:graphic-properties style:wrap="run-through" style:run-through="foreground" draw:fill="none" draw:stroke="solid" svg:stroke-width="0.01042in" svg:stroke-color="#4a7ebb" svg:stroke-opacity="100%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solid" svg:stroke-width="0.01042in" svg:stroke-color="#4a7ebb" svg:stroke-opacity="100%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1042in" svg:stroke-color="#4a7ebb" svg:stroke-opacity="100%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ustom-shape svg:x="0in" svg:y="0.14375in" svg:width="3.30972in" svg:height="1.45833in" draw:z-index="251659264" draw:id="id0" draw:style-name="a0" draw:name="Rectangle 4" text:anchor-type="paragraph"><svg:title/><svg:desc/><text:p text:style-name="P2"><text:span text:style-name="T3">E</text:span><text:span text:style-name="T4">n tant que<text:s/></text:span><text:span text:style-name="T5">visiteur de site<text:s/></text:span><text:span text:style-name="T6">(</text:span><text:span text:style-name="T7">nom</text:span><text:span text:style-name="T8"><text:s/>de<text:s/></text:span><text:span text:style-name="T9">site</text:span><text:span text:style-name="T10">)</text:span><text:span text:style-name="T11"><text:s/></text:span><text:span text:style-name="T12">je veux<text:s/></text:span><text:span text:style-name="T13">consulter le catalogue de produits<text:s/></text:span><text:span text:style-name="T14">afin de<text:s/></text:span><text:span text:style-name="T15">se connecter en ligne<text:s/></text:span></text:p><draw:enhanced-geometry draw:type="non-primitive" svg:viewBox="0 0 21600 21600" draw:enhanced-path="M 0 0 L 21600 0 21600 21600 0 21600 Z N"/></draw:custom-shape><draw:frame draw:z-index="251662336" draw:id="id1" draw:style-name="a1" draw:name="Zone de texte 3" text:anchor-type="paragraph" svg:x="4.58333in" svg:y="1.69792in" svg:width="2.01042in" svg:height="0.33333in" style:rel-width="scale" style:rel-height="scale"><draw:text-box><text:p text:style-name="Normal"><text:span text:style-name="T16"><text:s text:c="6"/></text:span><text:span text:style-name="T17">Case</text:span><text:span text:style-name="T18"><text:s/></text:span><text:span text:style-name="T19">Diagram</text:span></text:p></draw:text-box><svg:title/><svg:desc/></draw:frame><draw:frame draw:z-index="251660288" draw:id="id2" draw:style-name="a2" draw:name="Zone de texte 1" text:anchor-type="paragraph" svg:x="6.30208in" svg:y="0.16667in" svg:width="0.94792in" svg:height="0.64583in" style:rel-width="scale" style:rel-height="scale"><draw:text-box><text:p text:style-name="Normal"><text:span text:style-name="T20">User story<text:s/></text:span></text:p></draw:text-box><svg:title/><svg:desc/></draw:frame><draw:connector draw:type="line" svg:x1="6.34375in" svg:y1="0.58542in" svg:x2="5.61458in" svg:y2="0.63472in" draw:z-index="251661312" draw:id="id3" draw:style-name="a4" draw:name="Connecteur droit avec flèche 2" text:anchor-type="paragraph"><svg:title/><svg:desc/></draw:connector></text:p>
      <text:p text:style-name="Normal"/>
      <text:p text:style-name="Normal"/>
      <text:p text:style-name="Normal"/>
      <text:p text:style-name="Normal"/>
      <text:p text:style-name="Normal"><draw:custom-shape svg:x="1.97917in" svg:y="0.35764in" svg:width="0.15625in" svg:height="0.10417in" draw:z-index="251670528" draw:id="id4" draw:style-name="a5" draw:name="Organigramme : Connecteur 20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text:p text:style-name="P21"><draw:connector draw:type="line" svg:x1="2.09375in" svg:y1="0.35625in" svg:x2="1.96875in" svg:y2="0.47083in" draw:z-index="251675648" draw:id="id5" draw:style-name="a6" draw:name="Connecteur droit 26" text:anchor-type="paragraph"><svg:title/><svg:desc/></draw:connector><draw:connector draw:type="line" svg:x1="2.0625in" svg:y1="0.2in" svg:x2="2.07292in" svg:y2="0.40833in" draw:z-index="251674624" draw:id="id6" draw:style-name="a7" draw:name="Connecteur droit 24" text:anchor-type="paragraph"><svg:title/><svg:desc/></draw:connector><draw:connector draw:type="line" svg:x1="2.08333in" svg:y1="0.17917in" svg:x2="1.90625in" svg:y2="0.18958in" draw:z-index="251673600" draw:id="id7" draw:style-name="a8" draw:name="Connecteur droit 23" text:anchor-type="paragraph"><svg:title/><svg:desc/></draw:connector><draw:connector draw:type="line" svg:x1="2.05208in" svg:y1="0.18958in" svg:x2="2.20833in" svg:y2="0.18958in" draw:z-index="251672576" draw:id="id8" draw:style-name="a9" draw:name="Connecteur droit 22" text:anchor-type="paragraph"><svg:title/><svg:desc/></draw:connector><draw:connector draw:type="line" svg:x1="2.0625in" svg:y1="0.10625in" svg:x2="2.05208in" svg:y2="0.22083in" draw:z-index="251671552" draw:id="id9" draw:style-name="a10" draw:name="Connecteur droit 21" text:anchor-type="paragraph"><svg:title/><svg:desc/></draw:connector><draw:connector draw:type="line" svg:x1="3.65625in" svg:y1="0.31458in" svg:x2="5.04167in" svg:y2="0.09583in" draw:z-index="251664384" draw:id="id10" draw:style-name="a12" draw:name="Connecteur droit avec flèche 10" text:anchor-type="paragraph"><svg:title/><svg:desc/></draw:connector><draw:custom-shape svg:x="2.67708in" svg:y="0.2625in" svg:width="1.08333in" svg:height="0.41667in" draw:z-index="251663360" draw:id="id11" draw:style-name="a13" draw:name="Ellipse 8" text:anchor-type="paragraph"><svg:title/><svg:desc/><text:p text:style-name="P22">Admin</text:p><text:p text:style-name="P23"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tab/><text:s/>-modifier les<text:s/>listes des produits<text:s/></text:p>
      <text:p text:style-name="P24"><draw:connector draw:type="line" svg:x1="2.08333in" svg:y1="0.02153in" svg:x2="2.1875in" svg:y2="0.11528in" draw:z-index="251676672" draw:id="id12" draw:style-name="a14" draw:name="Connecteur droit 27" text:anchor-type="paragraph"><svg:title/><svg:desc/></draw:connector><draw:connector draw:type="line" svg:x1="3.70833in" svg:y1="0.24028in" svg:x2="4.97917in" svg:y2="0.49028in" draw:z-index="251666432" draw:id="id13" draw:style-name="a16" draw:name="Connecteur droit avec flèche 12" text:anchor-type="paragraph"><svg:title/><svg:desc/></draw:connector><draw:connector draw:type="line" svg:x1="3.79167in" svg:y1="0.15694in" svg:x2="4.98958in" svg:y2="0.12569in" draw:z-index="251665408" draw:id="id14" draw:style-name="a18" draw:name="Connecteur droit avec flèche 11" text:anchor-type="paragraph"><svg:title/><svg:desc/></draw:connector><text:s text:c="144"/><text:s text:c="2"/>- supprimer des produits</text:p>
      <text:p text:style-name="P25"><text:s text:c="143"/><text:s text:c="3"/>-<text:s/>gérer les comptes de clients (ou visiteurs)</text:p>
      <text:p text:style-name="P26"><draw:custom-shape svg:x="1.8125in" svg:y="0.28958in" svg:width="0.17708in" svg:height="0.10417in" draw:z-index="251677696" draw:id="id15" draw:style-name="a19" draw:name="Organigramme : Connecteur 28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63542in" svg:y="0.28958in" svg:width="1.0625in" svg:height="0.5625in" draw:z-index="251667456" draw:id="id16" draw:style-name="a20" draw:name="Ellipse 14" text:anchor-type="paragraph"><svg:title/><svg:desc/><text:p text:style-name="P27">Visiteur<text:s/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 text:c="144"/></text:p>
      <text:p text:style-name="P28"><draw:connector draw:type="line" svg:x1="1.91667in" svg:y1="0.15278in" svg:x2="1.91667in" svg:y2="0.43403in" draw:z-index="251681792" draw:id="id17" draw:style-name="a21" draw:name="Connecteur droit 194" text:anchor-type="paragraph"><svg:title/><svg:desc/></draw:connector><draw:connector draw:type="line" svg:x1="1.90625in" svg:y1="0.13194in" svg:x2="1.77083in" svg:y2="0.12153in" draw:z-index="251680768" draw:id="id18" draw:style-name="a22" draw:name="Connecteur droit 193" text:anchor-type="paragraph"><svg:title/><svg:desc/></draw:connector><draw:connector draw:type="line" svg:x1="1.90625in" svg:y1="0.12153in" svg:x2="2.04167in" svg:y2="0.12153in" draw:z-index="251679744" draw:id="id19" draw:style-name="a23" draw:name="Connecteur droit 192" text:anchor-type="paragraph"><svg:title/><svg:desc/></draw:connector><draw:connector draw:type="line" svg:x1="1.89583in" svg:y1="0.05903in" svg:x2="1.89583in" svg:y2="0.18403in" draw:z-index="251678720" draw:id="id20" draw:style-name="a24" draw:name="Connecteur droit 31" text:anchor-type="paragraph"><svg:title/><svg:desc/></draw:connector><draw:connector draw:type="line" svg:x1="3.84375in" svg:y1="0.09028in" svg:x2="5.05208in" svg:y2="0.11111in" draw:z-index="251668480" draw:id="id21" draw:style-name="a26" draw:name="Connecteur droit avec flèche 18" text:anchor-type="paragraph"><svg:title/><svg:desc/></draw:connector>Se connecter</text:p>
      <text:p text:style-name="P29"><draw:connector draw:type="line" svg:x1="1.92708in" svg:y1="0.15486in" svg:x2="2.05208in" svg:y2="0.30069in" draw:z-index="251683840" draw:id="id22" draw:style-name="a27" draw:name="Connecteur droit 196" text:anchor-type="paragraph"><svg:title/><svg:desc/></draw:connector><draw:connector draw:type="line" svg:x1="1.91667in" svg:y1="0.11319in" svg:x2="1.85417in" svg:y2="0.34236in" draw:z-index="251682816" draw:id="id23" draw:style-name="a28" draw:name="Connecteur droit 195" text:anchor-type="paragraph"><svg:title/><svg:desc/></draw:connector><draw:connector draw:type="line" svg:x1="3.72917in" svg:y1="0.14444in" svg:x2="5.02083in" svg:y2="0.35278in" draw:z-index="251669504" draw:id="id24" draw:style-name="a30" draw:name="Connecteur droit avec flèche 19" text:anchor-type="paragraph"><svg:title/><svg:desc/></draw:connector></text:p>
      <text:list text:style-name="LFO1" text:continue-numbering="true">
        <text:list-item>
          <text:p text:style-name="P30">Consulter le catalogue de produits<text:s/></text:p>
        </text:list-item>
      </text:list>
      <text:p text:style-name="P31"/>
      <text:p text:style-name="P32"><draw:frame draw:z-index="251705344" draw:id="id25" draw:style-name="a31" draw:name="Zone de texte 224" text:anchor-type="paragraph" svg:x="3.1875in" svg:y="0.12292in" svg:width="2.21875in" svg:height="0.38542in" style:rel-width="scale" style:rel-height="scale"><draw:text-box><text:p text:style-name="P33"><text:span text:style-name="T34"><text:s text:c="10"/></text:span><text:span text:style-name="T35"><text:s text:c="2"/></text:span><text:span text:style-name="T36">Classes<text:s/></text:span><text:span text:style-name="T37">Diagram</text:span><text:span text:style-name="T38">.</text:span></text:p><text:p text:style-name="Normal"/></draw:text-box><svg:title/><svg:desc/></draw:frame><text:s text:c="86"/></text:p>
      <text:p text:style-name="P39"/>
      <text:p text:style-name="P40"><draw:frame draw:z-index="251686912" draw:id="id26" draw:style-name="a32" draw:name="Zone de texte 201" text:anchor-type="paragraph" svg:x="5.89583in" svg:y="0.09931in" svg:width="1.30208in" svg:height="1.61458in" style:rel-width="scale" style:rel-height="scale"><draw:text-box><text:p text:style-name="P41">Produits</text:p><text:p text:style-name="Normal">Nom de produit :</text:p><text:p text:style-name="Normal">Prix :</text:p><text:p text:style-name="Normal"/></draw:text-box><svg:title/><svg:desc/></draw:frame><draw:frame draw:z-index="251684864" draw:id="id27" draw:style-name="a33" draw:name="Zone de texte 198" text:anchor-type="paragraph" svg:x="1.79167in" svg:y="0.19306in" svg:width="1.07292in" svg:height="1.55208in" style:rel-width="scale" style:rel-height="scale"><draw:text-box><text:p text:style-name="P42">Client</text:p><text:p text:style-name="Normal">Id :</text:p><text:p text:style-name="Normal">Name :</text:p><text:p text:style-name="Normal">Compte :</text:p><text:p text:style-name="P43"/></draw:text-box><svg:title/><svg:desc/></draw:frame></text:p>
      <text:p text:style-name="P44"><draw:connector draw:type="line" svg:x1="5.89583in" svg:y1="0.03542in" svg:x2="7.21875in" svg:y2="0.025in" draw:z-index="251706368" draw:id="id28" draw:style-name="a34" draw:name="Connecteur droit 225" text:anchor-type="paragraph"><svg:title/><svg:desc/></draw:connector><draw:connector draw:type="line" svg:x1="2.88542in" svg:y1="0.37917in" svg:x2="5.88542in" svg:y2="0.37917in" draw:z-index="251691008" draw:id="id29" draw:style-name="a35" draw:name="Connecteur droit 205" text:anchor-type="paragraph"><svg:title/><svg:desc/></draw:connector><draw:connector draw:type="line" svg:x1="1.8125in" svg:y1="0.12917in" svg:x2="2.875in" svg:y2="0.11875in" draw:z-index="251685888" draw:id="id30" draw:style-name="a36" draw:name="Connecteur droit 199" text:anchor-type="paragraph"><svg:title/><svg:desc/></draw:connector><text:s text:c="25"/><text:s text:c="64"/></text:p>
      <text:p text:style-name="P45"><text:s text:c="84"/>1-n <text:s text:c="77"/>1</text:p>
      <text:p text:style-name="P46"/>
      <text:p text:style-name="P47"><draw:connector draw:type="line" svg:x1="6.38542in" svg:y1="0.25in" svg:x2="6.38542in" svg:y2="1.51042in" draw:z-index="251692032" draw:id="id31" draw:style-name="a37" draw:name="Connecteur droit 209" text:anchor-type="paragraph"><svg:title/><svg:desc/></draw:connector></text:p>
      <text:p text:style-name="P48"/>
      <text:p text:style-name="P49"><draw:frame draw:z-index="251688960" draw:id="id32" draw:style-name="a38" draw:name="Zone de texte 203" text:anchor-type="paragraph" svg:x="3.78125in" svg:y="0.02847in" svg:width="1.35417in" svg:height="2.33333in" style:rel-width="scale" style:rel-height="scale"><draw:text-box><text:p text:style-name="P50">Catégorie</text:p><text:p text:style-name="Normal"><text:span text:style-name="T51">Nom de</text:span><text:span text:style-name="T52"><text:s/></text:span><text:span text:style-name="T53">produit :</text:span></text:p><text:p text:style-name="P54">Classe :</text:p><text:p text:style-name="P55">Qualité :</text:p><text:p text:style-name="P56">Usage :</text:p><text:p text:style-name="P57">Usage :</text:p><text:p text:style-name="Normal"/></draw:text-box><svg:title/><svg:desc/></draw:frame></text:p>
      <text:p text:style-name="P58"><draw:connector draw:type="line" svg:x1="3.80208in" svg:y1="0.00625in" svg:x2="5.125in" svg:y2="0.00625in" draw:z-index="251694080" draw:id="id33" draw:style-name="a39" draw:name="Connecteur droit 211" text:anchor-type="paragraph"><svg:title/><svg:desc/></draw:connector><text:s text:c="183"/></text:p>
      <text:p text:style-name="P59"><draw:connector draw:type="line" svg:x1="6.40625in" svg:y1="0.03611in" svg:x2="5.13542in" svg:y2="0.04653in" draw:z-index="251693056" draw:id="id34" draw:style-name="a40" draw:name="Connecteur droit 210" text:anchor-type="paragraph"><svg:title/><svg:desc/></draw:connector><text:s text:c="103"/><text:s text:c="50"/>1-</text:p>
      <text:p text:style-name="P60"/>
      <text:p text:style-name="P61"/>
      <text:p text:style-name="P62"/>
      <text:p text:style-name="P63"/>
      <text:p text:style-name="P64"/>
      <text:p text:style-name="P65"/>
      <text:p text:style-name="P66"><text:s text:c="17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ontserrat" svg:font-family="Montserrat" style:font-family-generic="roman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marker draw:name="a15" svg:viewBox="0 0 20 30" svg:d="m10 0-10 30h20z"/>
    <draw:marker draw:name="a17" svg:viewBox="0 0 20 30" svg:d="m10 0-10 30h20z"/>
    <draw:marker draw:name="a29" svg:viewBox="0 0 20 30" svg:d="m10 0-10 30h20z"/>
    <draw:marker draw:name="a11" svg:viewBox="0 0 20 30" svg:d="m10 0-10 30h20z"/>
    <draw:marker draw:name="a3" svg:viewBox="0 0 20 30" svg:d="m10 0-10 30h20z"/>
    <draw:marker draw:name="a25" svg:viewBox="0 0 20 30" svg:d="m10 0-10 30h20z"/>
  </office:styles>
  <office:automatic-styles>
    <text:list-style style:name="LFO1">
      <text:list-level-style-bullet text:level="1" text:style-name="WW_CharLFO1LVL1" text:bullet-char="-">
        <style:list-level-properties text:space-before="5.177in" text:min-label-width="0.25in" text:list-level-position-and-space-mode="label-alignment">
          <style:list-level-label-alignment text:label-followed-by="listtab" fo:margin-left="5.427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5.677in" text:min-label-width="0.25in" text:list-level-position-and-space-mode="label-alignment">
          <style:list-level-label-alignment text:label-followed-by="listtab" fo:margin-left="5.92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6.177in" text:min-label-width="0.25in" text:list-level-position-and-space-mode="label-alignment">
          <style:list-level-label-alignment text:label-followed-by="listtab" fo:margin-left="6.42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6.677in" text:min-label-width="0.25in" text:list-level-position-and-space-mode="label-alignment">
          <style:list-level-label-alignment text:label-followed-by="listtab" fo:margin-left="6.92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7.177in" text:min-label-width="0.25in" text:list-level-position-and-space-mode="label-alignment">
          <style:list-level-label-alignment text:label-followed-by="listtab" fo:margin-left="7.42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7.677in" text:min-label-width="0.25in" text:list-level-position-and-space-mode="label-alignment">
          <style:list-level-label-alignment text:label-followed-by="listtab" fo:margin-left="7.92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8.177in" text:min-label-width="0.25in" text:list-level-position-and-space-mode="label-alignment">
          <style:list-level-label-alignment text:label-followed-by="listtab" fo:margin-left="8.42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8.677in" text:min-label-width="0.25in" text:list-level-position-and-space-mode="label-alignment">
          <style:list-level-label-alignment text:label-followed-by="listtab" fo:margin-left="8.92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9.177in" text:min-label-width="0.25in" text:list-level-position-and-space-mode="label-alignment">
          <style:list-level-label-alignment text:label-followed-by="listtab" fo:margin-left="9.42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hada ghada</meta:initial-creator>
    <dc:creator>ghada ghada</dc:creator>
    <meta:creation-date>2021-03-27T18:27:00Z</meta:creation-date>
    <dc:date>2021-03-27T18:27:00Z</dc:date>
    <meta:template xlink:href="Normal.dotm" xlink:type="simple"/>
    <meta:editing-cycles>2</meta:editing-cycles>
    <meta:editing-duration>PT60S</meta:editing-duration>
    <meta:document-statistic meta:page-count="1" meta:paragraph-count="2" meta:word-count="207" meta:character-count="1349" meta:row-count="9" meta:non-whitespace-character-count="1144"/>
  </office:meta>
</office:document-meta>
</file>